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Times, serif"/>
    <style:font-face style:name="Georgia1" svg:font-family="Georgia" style:font-family-generic="roman"/>
    <style:font-face style:name="FreeSans2" svg:font-family="FreeSans" style:font-family-generic="swiss"/>
    <style:font-face style:name="Courier 10 Pitch" svg:font-family="'Courier 10 Pitch'" style:font-pitch="fixed"/>
    <style:font-face style:name="TeXGyreSchola" svg:font-family="TeXGyreSchol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weight="bold" officeooo:rsid="001fdf80" officeooo:paragraph-rsid="001fdf80" style:font-weight-asian="bold" style:font-weight-complex="bold"/>
    </style:style>
    <style:style style:name="P2" style:family="paragraph" style:parent-style-name="Standard">
      <style:text-properties style:font-name="FreeSans" fo:font-weight="normal" officeooo:rsid="001fdf80" officeooo:paragraph-rsid="001fdf80" style:font-weight-asian="normal" style:font-weight-complex="normal"/>
    </style:style>
    <style:style style:name="P3" style:family="paragraph" style:parent-style-name="Standard">
      <style:text-properties style:font-name="FreeSans" fo:font-size="12pt" fo:font-weight="bold" officeooo:rsid="001fdf80" officeooo:paragraph-rsid="001fdf80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FreeSans" fo:font-size="12pt" fo:font-weight="bold" officeooo:rsid="001fdf80" officeooo:paragraph-rsid="0020b7e9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FreeSans" fo:font-size="12pt" fo:font-weight="normal" officeooo:rsid="001fdf80" officeooo:paragraph-rsid="001fdf80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FreeSans" fo:font-size="12pt" fo:font-weight="normal" officeooo:rsid="001fdf80" officeooo:paragraph-rsid="0020b7e9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Courier 10 Pitch" fo:font-size="8pt" officeooo:rsid="001fdf80" officeooo:paragraph-rsid="001fdf80" style:font-size-asian="8pt" style:font-size-complex="8pt"/>
    </style:style>
    <style:style style:name="P8" style:family="paragraph" style:parent-style-name="Standard">
      <style:text-properties style:font-name="Courier 10 Pitch" fo:font-size="10pt" fo:font-weight="normal" officeooo:rsid="001fdf80" officeooo:paragraph-rsid="001fdf80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Courier 10 Pitch" fo:font-size="10pt" fo:font-weight="normal" officeooo:rsid="001fdf80" officeooo:paragraph-rsid="0020b7e9" style:font-size-asian="10pt" style:font-weight-asian="normal" style:font-size-complex="10pt" style:font-weight-complex="normal"/>
    </style:style>
    <style:style style:name="T1" style:family="text">
      <style:text-properties officeooo:rsid="0020b7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omatización y Scripting</text:p>
      <text:p text:style-name="P1">Tecnicatura Universitaria en Administración de Sistemas y Software Libre</text:p>
      <text:p text:style-name="P1">Universidad Nacional del Comahue</text:p>
      <text:p text:style-name="P1"/>
      <text:p text:style-name="P1">Práctico 0 : Repaso e Introducción</text:p>
      <text:p text:style-name="P1"/>
      <text:p text:style-name="P1"/>
      <text:p text:style-name="P2">1. Escriba el siguiente script en un archivo de texto llamado misistema.sh</text:p>
      <text:p text:style-name="P1"/>
      <text:p text:style-name="P1"/>
      <text:p text:style-name="P7">#!/bin/bash</text:p>
      <text:p text:style-name="P7"/>
      <text:p text:style-name="P7">printf "Hola, $USER.\n\n"</text:p>
      <text:p text:style-name="P7"/>
      <text:p text:style-name="P7">printf "Este reporte es generado por el script misistema.sh.</text:p>
      <text:p text:style-name="P7">Este script del shell muestra un reporte utilizando algunos comandos utiles.\n\n"</text:p>
      <text:p text:style-name="P7"/>
      <text:p text:style-name="P7">printf "La fecha de hoy (en ingles) es `date`, y esta es la semana numero `date +"%V"` del año.\n\n\n"</text:p>
      <text:p text:style-name="P7"/>
      <text:p text:style-name="P7">printf "Los usuarios conectados a este sistema son :\n"</text:p>
      <text:p text:style-name="P7">w | cut -d " " -f 1 - | grep -v USER | sort -u</text:p>
      <text:p text:style-name="P7"/>
      <text:p text:style-name="P7">printf "\n\n"</text:p>
      <text:p text:style-name="P7">printf "El sistema operativo es `uname -s` y se está ejecutando en un procesador `uname -m` \n\n"</text:p>
      <text:p text:style-name="P7"/>
      <text:p text:style-name="P7">printf "El equipo está encendido desde el dia :\n"</text:p>
      <text:p text:style-name="P7">uptime</text:p>
      <text:p text:style-name="P7">printf "\n\n"</text:p>
      <text:p text:style-name="P7">printf "Eso es todo amigos!\n"</text:p>
      <text:p text:style-name="P7"/>
      <text:p text:style-name="P7"/>
      <text:p text:style-name="P5">2. Agregue permiso de ejecución al archivo script del ejercicio 1.</text:p>
      <text:p text:style-name="P5">3. Ejecute el script. Observe la salida. ¿Cómo lo ejecutó?</text:p>
      <text:p text:style-name="P5">4. Ejecute el script de la siguiente manera :</text:p>
      <text:p text:style-name="P5"/>
      <text:p text:style-name="P8">./misistema.sh | convert txt:- <text:s/>reporte.pdf ; evince reporte.pdf</text:p>
      <text:p text:style-name="P8"/>
      <text:p text:style-name="P6">5. Investigue y explique que sucede al ejecutar los comandos del ejercicio 4, <text:span text:style-name="T1">y explique como es que el script coloca en el reporte información del sistema.</text:span></text:p>
      <text:p text:style-name="P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'Times New Roman', Times, serif"/>
    <style:font-face style:name="Georgia1" svg:font-family="Georgia" style:font-family-generic="roman"/>
    <style:font-face style:name="FreeSans2" svg:font-family="FreeSans" style:font-family-generic="swiss"/>
    <style:font-face style:name="Courier 10 Pitch" svg:font-family="'Courier 10 Pitch'" style:font-pitch="fixed"/>
    <style:font-face style:name="TeXGyreSchola" svg:font-family="TeXGyreSchol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13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4T18:39:56.267906105</meta:creation-date>
    <dc:date>2014-03-14T18:51:11.734242030</dc:date>
    <meta:editing-duration>PT2M51S</meta:editing-duration>
    <meta:editing-cycles>2</meta:editing-cycles>
    <meta:generator>LibreOffice/4.1.4.2$Linux_x86 LibreOffice_project/410m0$Build-2</meta:generator>
    <meta:document-statistic meta:table-count="0" meta:image-count="0" meta:object-count="0" meta:page-count="1" meta:paragraph-count="23" meta:word-count="203" meta:character-count="1216" meta:non-whitespace-character-count="1035"/>
  </office:meta>
</office:document-meta>
</file>